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C0000025C1DBB153DDB17F81E.png" manifest:media-type="image/png"/>
  <manifest:file-entry manifest:full-path="Pictures/10000201000006EB00000546C4F58D6216ECE2CB.png" manifest:media-type="image/png"/>
  <manifest:file-entry manifest:full-path="Pictures/10009453000059F40000419BD2FA236F1D9F810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1.338cm" fo:min-width="5.478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0.06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4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6pt" fo:font-weight="bold" style:font-size-asian="18pt" style:font-size-complex="18pt"/>
    </style:style>
    <style:style style:name="P3" style:family="paragraph">
      <style:text-properties fo:font-size="24pt" fo:font-weight="bold" style:font-size-asian="18pt" style:font-size-complex="18pt"/>
    </style:style>
    <style:style style:name="P4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T1" style:family="text">
      <style:text-properties fo:font-size="16pt" fo:font-weight="bold" style:font-size-asian="18pt" style:font-size-complex="18pt"/>
    </style:style>
    <style:style style:name="T2" style:family="text">
      <style:text-properties fo:font-size="22pt" fo:font-weight="bold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31cm" svg:height="3.175cm" svg:x="21.093cm" svg:y="10.26cm">
          <text:p text:style-name="P1"><text:span text:style-name="T1"><text:s text:c="3"/></text:span><text:span text:style-name="T2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6.913cm" svg:height="16.422cm" svg:x="2.651cm" svg:y="3.896cm">
          <draw:image xlink:href="Pictures/10000201000006EB00000546C4F58D6216ECE2CB.png" xlink:type="simple" xlink:show="embed" xlink:actuate="onLoad">
            <text:p/>
          </draw:image>
        </draw:frame>
        <draw:frame draw:style-name="gr3" draw:text-style-name="P1" draw:layer="layout" svg:width="23.05cm" svg:height="16.811cm" svg:x="25.888cm" svg:y="3.766cm">
          <draw:image xlink:href="Pictures/10009453000059F40000419BD2FA236F1D9F8109.svg" xlink:type="simple" xlink:show="embed" xlink:actuate="onLoad">
            <text:p/>
          </draw:image>
          <draw:image xlink:href="Pictures/100002010000033C0000025C1DBB153DDB17F81E.png" xlink:type="simple" xlink:show="embed" xlink:actuate="onLoad"/>
        </draw:frame>
        <draw:frame draw:style-name="gr4" draw:text-style-name="P4" draw:layer="layout" svg:width="10.281cm" svg:height="1.195cm" svg:x="5.99cm" svg:y="1.867cm">
          <draw:text-box>
            <text:p text:style-name="P3"><text:span text:style-name="T3">RNAseq Pipeline </text:span><text:span text:style-name="T4">Stages</text:span></text:p>
          </draw:text-box>
        </draw:frame>
        <draw:frame draw:style-name="gr4" draw:text-style-name="P4" draw:layer="layout" svg:width="16.991cm" svg:height="1.195cm" svg:x="28.246cm" svg:y="2.11cm">
          <draw:text-box>
            <text:p text:style-name="P3"><text:span text:style-name="T3">Tools and outputs at each RNAseq </text:span><text:span text:style-name="T4">St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50.8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1T19:40:17.827038026</meta:creation-date>
    <dc:date>2019-06-01T19:52:38.260235777</dc:date>
    <meta:editing-duration>PT12M14S</meta:editing-duration>
    <meta:editing-cycles>10</meta:editing-cycles>
    <meta:generator>LibreOffice/6.0.7.3$Linux_X86_64 LibreOffice_project/00m0$Build-3</meta:generator>
    <meta:document-statistic meta:object-count="5"/>
  </office:meta>
</office:document-meta>
</file>